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.setUseLocale( boolean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.do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.setDynamicAttribute( String uri , String local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.isUse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.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.setDocumentType( String 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